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Rastreamento de Olhar usando Compressive Sensing<text:tab/></text:p>
          </draw:text-box>
        </draw:frame>
        <draw:frame presentation:style-name="pr2" draw:layer="layout" svg:width="25.199cm" svg:height="13.859cm" svg:x="1.4cm" svg:y="4.914cm" presentation:class="subtitle">
          <draw:text-box>
            <text:p>Trabalho de formatura</text:p>
            <text:p>Rafael Pereira Lima</text:p>
            <text:p>Orientador: Prof. Dr. Carlos Hitoshi Morimoto</text:p>
            <text:p/>
            <text:p>IME-US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mo (?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alar o que é Rastreamento de olhar</text:p>
              </text:list-item>
              <text:list-item>
                <text:p>O que é realsense</text:p>
              </text:list-item>
              <text:list-item>
                <text:p>Por que é importan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streamento de olha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 que é (imagem de rastreamento, talvez animação)</text:p>
              </text:list-item>
              <text:list-item>
                <text:p>E uma definição concis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streamento de olha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mplos de aplicações</text:p>
                <text:list>
                  <text:list-item>
                    <text:p>Marketing</text:p>
                  </text:list-item>
                  <text:list-item>
                    <text:p>Acessibilidade</text:p>
                  </text:list-item>
                  <text:list-item>
                    <text:p>Testar usabili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streamento de olha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pos de rastreamento e <text:s/>camera (imagem pupi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ressive Sens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finição resumida</text:p>
              </text:list-item>
              <text:list-item>
                <text:p>Imagem de Ax = y</text:p>
              </text:list-item>
              <text:list-item>
                <text:p>Explicar que CS quer resolver esse proble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ressive Sens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MQ (fórmula min ... ) e imag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ressive Sens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S ... o seguinte problema:<text:line-break/>(P0)</text:p>
              </text:list-item>
              <text:list-item>
                <text:p>Mas o problema é N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ressive Sens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amos procurar um problema alternativo</text:p>
                <text:p/>
              </text:list-item>
              <text:list-item>
                <text:p>Imagem com as norma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ressive Sens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rmular P1</text:p>
              </text:list-item>
              <text:list-item>
                <text:p>P1 &lt;=&gt; P0</text:p>
              </text:list-item>
              <text:list-item>
                <text:p>CS estuda condições para ...</text:p>
              </text:list-item>
              <text:list-item>
                <text:p>Uma das condições que A deve satisfazer é incoerência (imagem incoerência)</text:p>
              </text:list-item>
              <text:list-item>
                <text:p>A, com a_ij iid N(0,1) satisfaz essas condiç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ressive Sens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motopia: ideia do algoritmo (encontra sequencia..)</text:p>
              </text:list-item>
              <text:list-item>
                <text:p>Imagem com result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 algoritm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tocolo experimental: Número de participantes, Pupil, cotovelo apoiado na mesa, resolução da tela, tamanho tela, distância entre usuário e tela, alinhar olho direito com monitor, calculamos em graus, grade 7x7(por quê), distancia da borda grade, eles não puderam usar óculo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 algoritm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astreamento: explicar que já sabemos a posição...</text:p>
              </text:list-item>
              <text:list-item>
                <text:p>Testamos com npyrDown 3, 4, 5</text:p>
              </text:list-item>
              <text:list-item>
                <text:p>Imagem do olho em diferentes resoluções</text:p>
              </text:list-item>
              <text:list-item>
                <text:p>Comparando Imagem usando cross-and-bouqu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 algoritm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sultados: acurácia (para os três valores de npyrDown e precisão</text:p>
              </text:list-item>
              <text:list-item>
                <text:p>Eyex tem acurácia de 1,42 e precisão de1,7</text:p>
              </text:list-item>
              <text:list-item>
                <text:p>Gráfico participantes,</text:p>
              </text:list-item>
              <text:list-item>
                <text:p>Erros por posição para cada npyrDow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 algoritm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sultados: acurácia (para os três valores de npyrDown e precisão</text:p>
              </text:list-item>
              <text:list-item>
                <text:p>Eyex tem acurácia de 1,42 e precisão de1,7</text:p>
              </text:list-item>
              <text:list-item>
                <text:p>Gráfico participantes,</text:p>
              </text:list-item>
              <text:list-item>
                <text:p>Erros por posição para cada npyrDow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bliografi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piar um trecho da conclus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42M13S</meta:editing-duration>
    <meta:editing-cycles>26</meta:editing-cycles>
    <meta:generator>OpenOffice/4.1.2$Win32 OpenOffice.org_project/412m3$Build-9782</meta:generator>
    <dc:date>2016-12-03T19:59:47.45</dc:date>
    <meta:document-statistic meta:object-count="85"/>
  </office:meta>
</office:document-meta>
</file>